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0.766cm" fo:min-width="23.8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6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5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7cm" fo:min-width="4.4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4.7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6cm" fo:min-width="3.9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3.5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6cm" fo:min-width="3.59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4.384cm" svg:height="1.016cm" svg:x="1.808cm" svg:y="0.508cm">
          <text:p text:style-name="P1">Dictionary of Term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8cm" svg:height="3.026cm" svg:x="2.286cm" svg:y="2.794cm">
          <draw:text-box>
            <text:p><text:span text:style-name="T1">Repository</text:span></text:p>
            <text:list text:style-name="L1">
              <text:list-item>
                <text:p><text:span text:style-name="T1">Owner</text:span></text:p>
              </text:list-item>
              <text:list-item>
                <text:p><text:span text:style-name="T1">RepositoryType</text:span></text:p>
              </text:list-item>
              <text:list-item>
                <text:p><text:span text:style-name="T1">CreatedFrom</text:span></text:p>
              </text:list-item>
              <text:list-item>
                <text:p><text:span text:style-name="T1">List&lt;Branch&gt;</text:span></text:p>
              </text:list-item>
            </text:list>
          </draw:text-box>
        </draw:frame>
        <draw:frame draw:style-name="gr3" draw:text-style-name="P3" draw:layer="layout" svg:width="5.111cm" svg:height="3.026cm" svg:x="2.255cm" svg:y="7.62cm">
          <draw:text-box>
            <text:p><text:span text:style-name="T1">RepositoryType</text:span></text:p>
            <text:list text:style-name="L1">
              <text:list-item>
                <text:p><text:span text:style-name="T1">Upstream</text:span></text:p>
              </text:list-item>
              <text:list-item>
                <text:p><text:span text:style-name="T1">Orig(Fork)</text:span></text:p>
              </text:list-item>
              <text:list-item>
                <text:p><text:span text:style-name="T1">Local</text:span></text:p>
              </text:list-item>
            </text:list>
          </draw:text-box>
        </draw:frame>
        <draw:frame draw:style-name="gr4" draw:text-style-name="P3" draw:layer="layout" svg:width="4.318cm" svg:height="2.471cm" svg:x="9.906cm" svg:y="7.874cm">
          <draw:text-box>
            <text:p><text:span text:style-name="T1">CreateMethod</text:span></text:p>
            <text:p><text:span text:style-name="T1">* Cloned</text:span></text:p>
            <text:p><text:span text:style-name="T1">* Forked</text:span></text:p>
          </draw:text-box>
        </draw:frame>
        <draw:frame draw:style-name="gr5" draw:text-style-name="P3" draw:layer="layout" svg:width="5.789cm" svg:height="2.471cm" svg:x="1.719cm" svg:y="11.788cm">
          <draw:text-box>
            <text:p text:style-name="P4"><text:span text:style-name="T2">RepositoryCollaboration</text:span></text:p>
            <text:list text:style-name="L1">
              <text:list-item>
                <text:p text:style-name="P4"><text:span text:style-name="T2">Upstream</text:span></text:p>
              </text:list-item>
              <text:list-item>
                <text:p text:style-name="P4"><text:span text:style-name="T2">Origin (Fork)</text:span></text:p>
              </text:list-item>
              <text:list-item>
                <text:p text:style-name="P4"><text:span text:style-name="T2">Local</text:span></text:p>
              </text:list-item>
            </text:list>
          </draw:text-box>
        </draw:frame>
        <draw:frame draw:style-name="gr6" draw:text-style-name="P3" draw:layer="layout" svg:width="4.997cm" svg:height="3.581cm" svg:x="10.922cm" svg:y="3.047cm">
          <draw:text-box>
            <text:p><text:span text:style-name="T1">LocalRepository</text:span></text:p>
            <text:list text:style-name="L1">
              <text:list-item>
                <text:p><text:span text:style-name="T1">CloneURL</text:span></text:p>
              </text:list-item>
              <text:list-item>
                <text:p><text:span text:style-name="T1">Upstream Owner</text:span></text:p>
              </text:list-item>
              <text:list-item>
                <text:p><text:span text:style-name="T1">JIRA Ticket Prefix</text:span></text:p>
              </text:list-item>
              <text:list-item>
                <text:p><text:span text:style-name="T1">GitRoot</text:span></text:p>
              </text:list-item>
              <text:list-item>
                <text:p><text:span text:style-name="T1">CurrentBranch</text:span></text:p>
              </text:list-item>
            </text:list>
          </draw:text-box>
        </draw:frame>
        <draw:frame draw:style-name="gr7" draw:text-style-name="P3" draw:layer="layout" svg:width="5.294cm" svg:height="2.471cm" svg:x="17.824cm" svg:y="2.844cm">
          <draw:text-box>
            <text:p><text:span text:style-name="T1">UpstreamBranchType</text:span></text:p>
            <text:list text:style-name="L1">
              <text:list-item>
                <text:p><text:span text:style-name="T1">development</text:span></text:p>
              </text:list-item>
              <text:list-item>
                <text:p><text:span text:style-name="T1">epic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draw:frame draw:style-name="gr8" draw:text-style-name="P3" draw:layer="layout" svg:width="4.469cm" svg:height="3.026cm" svg:x="17.825cm" svg:y="6.545cm">
          <draw:text-box>
            <text:p><text:span text:style-name="T1">OriginBranchType</text:span></text:p>
            <text:list text:style-name="L1">
              <text:list-item>
                <text:p><text:span text:style-name="T1">development</text:span></text:p>
              </text:list-item>
              <text:list-item>
                <text:p><text:span text:style-name="T1">JIRA</text:span></text:p>
              </text:list-item>
              <text:list-item>
                <text:p><text:span text:style-name="T1">Miscellaneous</text:span></text:p>
              </text:list-item>
              <text:list-item>
                <text:p><text:span text:style-name="T1">DeveloperFork</text:span></text:p>
              </text:list-item>
            </text:list>
          </draw:text-box>
        </draw:frame>
        <draw:frame draw:style-name="gr9" draw:text-style-name="P3" draw:layer="layout" svg:width="4.103cm" svg:height="2.471cm" svg:x="10.133cm" svg:y="12.023cm">
          <draw:text-box>
            <text:p><text:span text:style-name="T1">GitHubUser</text:span></text:p>
            <text:list text:style-name="L1">
              <text:list-item>
                <text:p><text:span text:style-name="T1">userID</text:span></text:p>
              </text:list-item>
              <text:list-item>
                <text:p><text:span text:style-name="T1">PAT</text:span></text:p>
              </text:list-item>
              <text:list-item>
                <text:p><text:span text:style-name="T1">emailAddress</text:span></text:p>
              </text:list-item>
            </text:list>
          </draw:text-box>
        </draw:frame>
        <draw:frame draw:style-name="gr10" draw:text-style-name="P3" draw:layer="layout" svg:width="4.103cm" svg:height="3.026cm" svg:x="17.734cm" svg:y="12.024cm">
          <draw:text-box>
            <text:p><text:span text:style-name="T1">Branch</text:span></text:p>
            <text:list text:style-name="L1">
              <text:list-item>
                <text:p><text:span text:style-name="T1">CreatedFrom</text:span></text:p>
              </text:list-item>
              <text:list-item>
                <text:p><text:span text:style-name="T1">PAT</text:span></text:p>
              </text:list-item>
              <text:list-item>
                <text:p><text:span text:style-name="T1">emailAddress</text:span></text:p>
              </text:list-item>
              <text:list-item>
                <text:p><text:span text:style-name="T1">Status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3:04:27.706764031</meta:creation-date>
    <dc:date>2018-11-09T20:15:25.624262554</dc:date>
    <meta:editing-duration>P1DT6H2M38S</meta:editing-duration>
    <meta:editing-cycles>11</meta:editing-cycles>
    <meta:generator>LibreOffice/6.0.6.2$Linux_X86_64 LibreOffice_project/00m0$Build-2</meta:generator>
    <meta:document-statistic meta:object-count="33"/>
  </office:meta>
</office:document-meta>
</file>